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ヒラギノ角ゴ ProN W3" svg:font-family="'ヒラギノ角ゴ ProN W3'"/>
    <style:font-face style:name="ヒラギノ角ゴ ProN W31" svg:font-family="'ヒラギノ角ゴ ProN W3'" style:font-pitch="variable"/>
    <style:font-face style:name="ヒラギノ角ゴ ProN W6" svg:font-family="'ヒラギノ角ゴ ProN W6'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7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0.902in"/>
    </style:style>
    <style:style style:name="co7" style:family="table-column">
      <style:table-column-properties fo:break-before="auto" style:column-width="0.9472in"/>
    </style:style>
    <style:style style:name="co8" style:family="table-column">
      <style:table-column-properties fo:break-before="auto" style:column-width="1.7709in"/>
    </style:style>
    <style:style style:name="co9" style:family="table-column">
      <style:table-column-properties fo:break-before="auto" style:column-width="1.8217in"/>
    </style:style>
    <style:style style:name="co10" style:family="table-column">
      <style:table-column-properties fo:break-before="auto" style:column-width="4.2673in"/>
    </style:style>
    <style:style style:name="co11" style:family="table-column">
      <style:table-column-properties fo:break-before="auto" style:column-width="0.8874in"/>
    </style:style>
    <style:style style:name="co12" style:family="table-column">
      <style:table-column-properties fo:break-before="auto" style:column-width="0.4626in"/>
    </style:style>
    <style:style style:name="co13" style:family="table-column">
      <style:table-column-properties fo:break-before="auto" style:column-width="1.2764in"/>
    </style:style>
    <style:style style:name="co14" style:family="table-column">
      <style:table-column-properties fo:break-before="auto" style:column-width="1.198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1.302in"/>
    </style:style>
    <style:style style:name="co17" style:family="table-column">
      <style:table-column-properties fo:break-before="auto" style:column-width="1.2602in"/>
    </style:style>
    <style:style style:name="ro1" style:family="table-row">
      <style:table-row-properties style:row-height="0.360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3193in" fo:break-before="auto" style:use-optimal-row-height="false"/>
    </style:style>
    <style:style style:name="ro4" style:family="table-row">
      <style:table-row-properties style:row-height="0.67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571in" fo:break-before="auto" style:use-optimal-row-height="false"/>
    </style:style>
    <style:style style:name="ro7" style:family="table-row">
      <style:table-row-properties style:row-height="0.4626in" fo:break-before="auto" style:use-optimal-row-height="false"/>
    </style:style>
    <style:style style:name="ro8" style:family="table-row">
      <style:table-row-properties style:row-height="0.6709in" fo:break-before="auto" style:use-optimal-row-height="false"/>
    </style:style>
    <style:style style:name="ta1" style:family="table" style:master-page-name="PageStyle_5f_年度">
      <style:table-properties table:display="true" style:writing-mode="lr-tb"/>
    </style:style>
    <style:style style:name="ta2" style:family="table" style:master-page-name="PageStyle_5f_総勘定元帳">
      <style:table-properties table:display="true" style:writing-mode="lr-tb"/>
    </style:style>
    <style:style style:name="ta3" style:family="table" style:master-page-name="PageStyle_5f_合計">
      <style:table-properties table:display="true" style:writing-mode="lr-tb"/>
    </style:style>
    <style:style style:name="ta4" style:family="table" style:master-page-name="PageStyle_5f_貸借対照表">
      <style:table-properties table:display="true" style:writing-mode="lr-tb"/>
    </style:style>
    <style:style style:name="ta5" style:family="table" style:master-page-name="PageStyle_5f_月ごと売上">
      <style:table-properties table:display="true" style:writing-mode="lr-tb"/>
    </style:style>
    <style:style style:name="ta6" style:family="table" style:master-page-name="PageStyle_5f_月ごと費用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49">
      <style:table-cell-properties fo:border="0.74pt solid #000000" fo:padding="0.0417in"/>
    </style:style>
    <style:style style:name="ce56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49">
      <style:table-cell-properties style:cell-protect="protected" style:print-content="tru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7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76">
      <style:table-cell-properties fo:border="0.74pt solid #000000" fo:padding="0.0417in"/>
    </style:style>
    <style:style style:name="ce60" style:family="table-cell" style:parent-style-name="Default" style:data-style-name="N176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76">
      <style:table-cell-properties style:cell-protect="protected" style:print-content="tru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="0.74pt solid #000000" fo:padding="0.0417in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wrap-option="wrap" fo:border="0.74pt solid #000000" fo:padding="0.0417in"/>
    </style:style>
    <style:style style:name="ce6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  <style:map style:condition="cell-content()=&quot;TRUE&quot;" style:apply-style-name="ConditionalStyle_5f_1" style:base-cell-address="総勘定元帳.I1"/>
      <style:map style:condition="cell-content()=&quot;FALSE&quot;" style:apply-style-name="ConditionalStyle_5f_2" style:base-cell-address="総勘定元帳.I1"/>
    </style:style>
    <style:style style:name="ce68" style:family="table-cell" style:parent-style-name="Default" style:data-style-name="N9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  <style:map style:condition="cell-content()=&quot;TRUE&quot;" style:apply-style-name="ConditionalStyle_5f_1" style:base-cell-address="総勘定元帳.I1"/>
      <style:map style:condition="cell-content()=&quot;FALSE&quot;" style:apply-style-name="ConditionalStyle_5f_2" style:base-cell-address="総勘定元帳.I1"/>
    </style:style>
    <style:style style:name="ce69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76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76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7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77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77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年度" table:style-name="ta1">
        <office:forms form:automatic-focus="false" form:apply-design-mode="false"/>
        <table:table-column table:style-name="co1" table:number-columns-repeated="1024" table:default-cell-style-name="ce53"/>
        <table:table-row table:style-name="ro1">
          <table:table-cell table:style-name="ce51"/>
          <table:table-cell table:number-columns-repeated="1023"/>
        </table:table-row>
        <table:table-row table:style-name="ro2">
          <table:table-cell table:style-name="ce52" office:value-type="string" calcext:value-type="string">
            <text:p>2023/事業所得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総勘定元帳" table:style-name="ta2">
        <office:forms form:automatic-focus="false" form:apply-design-mode="false"/>
        <table:table-column table:style-name="co3" table:default-cell-style-name="ce57"/>
        <table:table-column table:style-name="co4" table:default-cell-style-name="ce61"/>
        <table:table-column table:style-name="co5" table:default-cell-style-name="ce64"/>
        <table:table-column table:style-name="co6" table:default-cell-style-name="ce61"/>
        <table:table-column table:style-name="co7" table:default-cell-style-name="ce64"/>
        <table:table-column table:style-name="co8" table:default-cell-style-name="ce65"/>
        <table:table-column table:style-name="co9" table:default-cell-style-name="ce64"/>
        <table:table-column table:style-name="co10" table:default-cell-style-name="ce65"/>
        <table:table-column table:style-name="co11" table:default-cell-style-name="ce64"/>
        <table:table-column table:style-name="co12" table:default-cell-style-name="ce64"/>
        <table:table-column table:style-name="co1" table:number-columns-repeated="1014" table:default-cell-style-name="ce64"/>
        <table:table-column table:style-name="co2" table:number-columns-repeated="15360" table:default-cell-style-name="ce65"/>
        <table:table-row table:style-name="ro4">
          <table:table-cell table:style-name="ce54" office:value-type="string" calcext:value-type="string">
            <text:p>日付</text:p>
          </table:table-cell>
          <table:table-cell table:style-name="ce58" office:value-type="string" calcext:value-type="string">
            <text:p>貸方</text:p>
          </table:table-cell>
          <table:table-cell table:style-name="ce62" office:value-type="string" calcext:value-type="string">
            <text:p>貸方区分</text:p>
          </table:table-cell>
          <table:table-cell table:style-name="ce58" office:value-type="string" calcext:value-type="string">
            <text:p>借方</text:p>
          </table:table-cell>
          <table:table-cell table:style-name="ce62" office:value-type="string" calcext:value-type="string">
            <text:p>借方区分</text:p>
          </table:table-cell>
          <table:table-cell office:value-type="string" calcext:value-type="string">
            <text:p>取引先</text:p>
          </table:table-cell>
          <table:table-cell table:style-name="ce62" office:value-type="string" calcext:value-type="string">
            <text:p>概要</text:p>
          </table:table-cell>
          <table:table-cell table:style-name="ce17" office:value-type="string" calcext:value-type="string">
            <text:p>取引書類(紙で保存の場合は「紙で保存」、データで保存の場合はファイル名を書く)</text:p>
            <text:p>連番じゃないとダメ!なんてふざけたことはいわないでね :)</text:p>
          </table:table-cell>
          <table:table-cell table:style-name="ce67" office:value-type="string" calcext:value-type="string">
            <text:p>CHECK</text:p>
          </table:table-cell>
          <table:table-cell table:style-name="ce62" office:value-type="string" calcext:value-type="string">
            <text:p>月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2]));NOT(ISBLANK([.C2]));NOT(ISERROR(MATCH([.C2];[$合計.$A$1:.$A$100];0)));NOT(ISBLANK([.D2]));NOT(ISBLANK([.E2]));NOT(ISERROR(MATCH([.E2];[$合計.$C$1:.$C$100];0))))" office:value-type="boolean" office:boolean-value="false" calcext:value-type="boolean">
            <text:p>FALSE</text:p>
          </table:table-cell>
          <table:table-cell table:style-name="ce66" table:formula="of:=MONTH([.$A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]));NOT(ISBLANK([.C3]));NOT(ISERROR(MATCH([.C3];[$合計.$A$1:.$A$100];0)));NOT(ISBLANK([.D3]));NOT(ISBLANK([.E3]));NOT(ISERROR(MATCH([.E3];[$合計.$C$1:.$C$100];0))))" office:value-type="boolean" office:boolean-value="false" calcext:value-type="boolean">
            <text:p>FALSE</text:p>
          </table:table-cell>
          <table:table-cell table:style-name="ce66" table:formula="of:=MONTH([.$A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4]));NOT(ISBLANK([.C4]));NOT(ISERROR(MATCH([.C4];[$合計.$A$1:.$A$100];0)));NOT(ISBLANK([.D4]));NOT(ISBLANK([.E4]));NOT(ISERROR(MATCH([.E4];[$合計.$C$1:.$C$100];0))))" office:value-type="boolean" office:boolean-value="false" calcext:value-type="boolean">
            <text:p>FALSE</text:p>
          </table:table-cell>
          <table:table-cell table:style-name="ce66" table:formula="of:=MONTH([.$A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5]));NOT(ISBLANK([.C5]));NOT(ISERROR(MATCH([.C5];[$合計.$A$1:.$A$100];0)));NOT(ISBLANK([.D5]));NOT(ISBLANK([.E5]));NOT(ISERROR(MATCH([.E5];[$合計.$C$1:.$C$100];0))))" office:value-type="boolean" office:boolean-value="false" calcext:value-type="boolean">
            <text:p>FALSE</text:p>
          </table:table-cell>
          <table:table-cell table:style-name="ce66" table:formula="of:=MONTH([.$A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6]));NOT(ISBLANK([.C6]));NOT(ISERROR(MATCH([.C6];[$合計.$A$1:.$A$100];0)));NOT(ISBLANK([.D6]));NOT(ISBLANK([.E6]));NOT(ISERROR(MATCH([.E6];[$合計.$C$1:.$C$100];0))))" office:value-type="boolean" office:boolean-value="false" calcext:value-type="boolean">
            <text:p>FALSE</text:p>
          </table:table-cell>
          <table:table-cell table:style-name="ce66" table:formula="of:=MONTH([.$A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7]));NOT(ISBLANK([.C7]));NOT(ISERROR(MATCH([.C7];[$合計.$A$1:.$A$100];0)));NOT(ISBLANK([.D7]));NOT(ISBLANK([.E7]));NOT(ISERROR(MATCH([.E7];[$合計.$C$1:.$C$100];0))))" office:value-type="boolean" office:boolean-value="false" calcext:value-type="boolean">
            <text:p>FALSE</text:p>
          </table:table-cell>
          <table:table-cell table:style-name="ce66" table:formula="of:=MONTH([.$A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]));NOT(ISBLANK([.C8]));NOT(ISERROR(MATCH([.C8];[$合計.$A$1:.$A$100];0)));NOT(ISBLANK([.D8]));NOT(ISBLANK([.E8]));NOT(ISERROR(MATCH([.E8];[$合計.$C$1:.$C$100];0))))" office:value-type="boolean" office:boolean-value="false" calcext:value-type="boolean">
            <text:p>FALSE</text:p>
          </table:table-cell>
          <table:table-cell table:style-name="ce66" table:formula="of:=MONTH([.$A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]));NOT(ISBLANK([.C9]));NOT(ISERROR(MATCH([.C9];[$合計.$A$1:.$A$100];0)));NOT(ISBLANK([.D9]));NOT(ISBLANK([.E9]));NOT(ISERROR(MATCH([.E9];[$合計.$C$1:.$C$100];0))))" office:value-type="boolean" office:boolean-value="false" calcext:value-type="boolean">
            <text:p>FALSE</text:p>
          </table:table-cell>
          <table:table-cell table:style-name="ce66" table:formula="of:=MONTH([.$A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0]));NOT(ISBLANK([.C10]));NOT(ISERROR(MATCH([.C10];[$合計.$A$1:.$A$100];0)));NOT(ISBLANK([.D10]));NOT(ISBLANK([.E10]));NOT(ISERROR(MATCH([.E10];[$合計.$C$1:.$C$100];0))))" office:value-type="boolean" office:boolean-value="false" calcext:value-type="boolean">
            <text:p>FALSE</text:p>
          </table:table-cell>
          <table:table-cell table:style-name="ce66" table:formula="of:=MONTH([.$A1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1]));NOT(ISBLANK([.C11]));NOT(ISERROR(MATCH([.C11];[$合計.$A$1:.$A$100];0)));NOT(ISBLANK([.D11]));NOT(ISBLANK([.E11]));NOT(ISERROR(MATCH([.E11];[$合計.$C$1:.$C$100];0))))" office:value-type="boolean" office:boolean-value="false" calcext:value-type="boolean">
            <text:p>FALSE</text:p>
          </table:table-cell>
          <table:table-cell table:style-name="ce66" table:formula="of:=MONTH([.$A1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2]));NOT(ISBLANK([.C12]));NOT(ISERROR(MATCH([.C12];[$合計.$A$1:.$A$100];0)));NOT(ISBLANK([.D12]));NOT(ISBLANK([.E12]));NOT(ISERROR(MATCH([.E12];[$合計.$C$1:.$C$100];0))))" office:value-type="boolean" office:boolean-value="false" calcext:value-type="boolean">
            <text:p>FALSE</text:p>
          </table:table-cell>
          <table:table-cell table:style-name="ce66" table:formula="of:=MONTH([.$A1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13]));NOT(ISBLANK([.C13]));NOT(ISERROR(MATCH([.C13];[$合計.$A$1:.$A$100];0)));NOT(ISBLANK([.D13]));NOT(ISBLANK([.E13]));NOT(ISERROR(MATCH([.E13];[$合計.$C$1:.$C$100];0))))" office:value-type="boolean" office:boolean-value="false" calcext:value-type="boolean">
            <text:p>FALSE</text:p>
          </table:table-cell>
          <table:table-cell table:style-name="ce66" table:formula="of:=MONTH([.$A1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4]));NOT(ISBLANK([.C14]));NOT(ISERROR(MATCH([.C14];[$合計.$A$1:.$A$100];0)));NOT(ISBLANK([.D14]));NOT(ISBLANK([.E14]));NOT(ISERROR(MATCH([.E14];[$合計.$C$1:.$C$100];0))))" office:value-type="boolean" office:boolean-value="false" calcext:value-type="boolean">
            <text:p>FALSE</text:p>
          </table:table-cell>
          <table:table-cell table:style-name="ce66" table:formula="of:=MONTH([.$A1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5]));NOT(ISBLANK([.C15]));NOT(ISERROR(MATCH([.C15];[$合計.$A$1:.$A$100];0)));NOT(ISBLANK([.D15]));NOT(ISBLANK([.E15]));NOT(ISERROR(MATCH([.E15];[$合計.$C$1:.$C$100];0))))" office:value-type="boolean" office:boolean-value="false" calcext:value-type="boolean">
            <text:p>FALSE</text:p>
          </table:table-cell>
          <table:table-cell table:style-name="ce66" table:formula="of:=MONTH([.$A1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6]));NOT(ISBLANK([.C16]));NOT(ISERROR(MATCH([.C16];[$合計.$A$1:.$A$100];0)));NOT(ISBLANK([.D16]));NOT(ISBLANK([.E16]));NOT(ISERROR(MATCH([.E16];[$合計.$C$1:.$C$100];0))))" office:value-type="boolean" office:boolean-value="false" calcext:value-type="boolean">
            <text:p>FALSE</text:p>
          </table:table-cell>
          <table:table-cell table:style-name="ce66" table:formula="of:=MONTH([.$A1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7]));NOT(ISBLANK([.C17]));NOT(ISERROR(MATCH([.C17];[$合計.$A$1:.$A$100];0)));NOT(ISBLANK([.D17]));NOT(ISBLANK([.E17]));NOT(ISERROR(MATCH([.E17];[$合計.$C$1:.$C$100];0))))" office:value-type="boolean" office:boolean-value="false" calcext:value-type="boolean">
            <text:p>FALSE</text:p>
          </table:table-cell>
          <table:table-cell table:style-name="ce66" table:formula="of:=MONTH([.$A1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8]));NOT(ISBLANK([.C18]));NOT(ISERROR(MATCH([.C18];[$合計.$A$1:.$A$100];0)));NOT(ISBLANK([.D18]));NOT(ISBLANK([.E18]));NOT(ISERROR(MATCH([.E18];[$合計.$C$1:.$C$100];0))))" office:value-type="boolean" office:boolean-value="false" calcext:value-type="boolean">
            <text:p>FALSE</text:p>
          </table:table-cell>
          <table:table-cell table:style-name="ce66" table:formula="of:=MONTH([.$A1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19]));NOT(ISBLANK([.C19]));NOT(ISERROR(MATCH([.C19];[$合計.$A$1:.$A$100];0)));NOT(ISBLANK([.D19]));NOT(ISBLANK([.E19]));NOT(ISERROR(MATCH([.E19];[$合計.$C$1:.$C$100];0))))" office:value-type="boolean" office:boolean-value="false" calcext:value-type="boolean">
            <text:p>FALSE</text:p>
          </table:table-cell>
          <table:table-cell table:style-name="ce66" table:formula="of:=MONTH([.$A1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20]));NOT(ISBLANK([.C20]));NOT(ISERROR(MATCH([.C20];[$合計.$A$1:.$A$100];0)));NOT(ISBLANK([.D20]));NOT(ISBLANK([.E20]));NOT(ISERROR(MATCH([.E20];[$合計.$C$1:.$C$100];0))))" office:value-type="boolean" office:boolean-value="false" calcext:value-type="boolean">
            <text:p>FALSE</text:p>
          </table:table-cell>
          <table:table-cell table:style-name="ce66" table:formula="of:=MONTH([.$A2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1]));NOT(ISBLANK([.C21]));NOT(ISERROR(MATCH([.C21];[$合計.$A$1:.$A$100];0)));NOT(ISBLANK([.D21]));NOT(ISBLANK([.E21]));NOT(ISERROR(MATCH([.E21];[$合計.$C$1:.$C$100];0))))" office:value-type="boolean" office:boolean-value="false" calcext:value-type="boolean">
            <text:p>FALSE</text:p>
          </table:table-cell>
          <table:table-cell table:style-name="ce66" table:formula="of:=MONTH([.$A2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2]));NOT(ISBLANK([.C22]));NOT(ISERROR(MATCH([.C22];[$合計.$A$1:.$A$100];0)));NOT(ISBLANK([.D22]));NOT(ISBLANK([.E22]));NOT(ISERROR(MATCH([.E22];[$合計.$C$1:.$C$100];0))))" office:value-type="boolean" office:boolean-value="false" calcext:value-type="boolean">
            <text:p>FALSE</text:p>
          </table:table-cell>
          <table:table-cell table:style-name="ce66" table:formula="of:=MONTH([.$A2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23]));NOT(ISBLANK([.C23]));NOT(ISERROR(MATCH([.C23];[$合計.$A$1:.$A$100];0)));NOT(ISBLANK([.D23]));NOT(ISBLANK([.E23]));NOT(ISERROR(MATCH([.E23];[$合計.$C$1:.$C$100];0))))" office:value-type="boolean" office:boolean-value="false" calcext:value-type="boolean">
            <text:p>FALSE</text:p>
          </table:table-cell>
          <table:table-cell table:style-name="ce66" table:formula="of:=MONTH([.$A2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4]));NOT(ISBLANK([.C24]));NOT(ISERROR(MATCH([.C24];[$合計.$A$1:.$A$100];0)));NOT(ISBLANK([.D24]));NOT(ISBLANK([.E24]));NOT(ISERROR(MATCH([.E24];[$合計.$C$1:.$C$100];0))))" office:value-type="boolean" office:boolean-value="false" calcext:value-type="boolean">
            <text:p>FALSE</text:p>
          </table:table-cell>
          <table:table-cell table:style-name="ce66" table:formula="of:=MONTH([.$A2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5]));NOT(ISBLANK([.C25]));NOT(ISERROR(MATCH([.C25];[$合計.$A$1:.$A$100];0)));NOT(ISBLANK([.D25]));NOT(ISBLANK([.E25]));NOT(ISERROR(MATCH([.E25];[$合計.$C$1:.$C$100];0))))" office:value-type="boolean" office:boolean-value="false" calcext:value-type="boolean">
            <text:p>FALSE</text:p>
          </table:table-cell>
          <table:table-cell table:style-name="ce66" table:formula="of:=MONTH([.$A2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6]));NOT(ISBLANK([.C26]));NOT(ISERROR(MATCH([.C26];[$合計.$A$1:.$A$100];0)));NOT(ISBLANK([.D26]));NOT(ISBLANK([.E26]));NOT(ISERROR(MATCH([.E26];[$合計.$C$1:.$C$100];0))))" office:value-type="boolean" office:boolean-value="false" calcext:value-type="boolean">
            <text:p>FALSE</text:p>
          </table:table-cell>
          <table:table-cell table:style-name="ce66" table:formula="of:=MONTH([.$A2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7]));NOT(ISBLANK([.C27]));NOT(ISERROR(MATCH([.C27];[$合計.$A$1:.$A$100];0)));NOT(ISBLANK([.D27]));NOT(ISBLANK([.E27]));NOT(ISERROR(MATCH([.E27];[$合計.$C$1:.$C$100];0))))" office:value-type="boolean" office:boolean-value="false" calcext:value-type="boolean">
            <text:p>FALSE</text:p>
          </table:table-cell>
          <table:table-cell table:style-name="ce66" table:formula="of:=MONTH([.$A2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8]));NOT(ISBLANK([.C28]));NOT(ISERROR(MATCH([.C28];[$合計.$A$1:.$A$100];0)));NOT(ISBLANK([.D28]));NOT(ISBLANK([.E28]));NOT(ISERROR(MATCH([.E28];[$合計.$C$1:.$C$100];0))))" office:value-type="boolean" office:boolean-value="false" calcext:value-type="boolean">
            <text:p>FALSE</text:p>
          </table:table-cell>
          <table:table-cell table:style-name="ce66" table:formula="of:=MONTH([.$A2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9]));NOT(ISBLANK([.C29]));NOT(ISERROR(MATCH([.C29];[$合計.$A$1:.$A$100];0)));NOT(ISBLANK([.D29]));NOT(ISBLANK([.E29]));NOT(ISERROR(MATCH([.E29];[$合計.$C$1:.$C$100];0))))" office:value-type="boolean" office:boolean-value="false" calcext:value-type="boolean">
            <text:p>FALSE</text:p>
          </table:table-cell>
          <table:table-cell table:style-name="ce66" table:formula="of:=MONTH([.$A2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30]));NOT(ISBLANK([.C30]));NOT(ISERROR(MATCH([.C30];[$合計.$A$1:.$A$100];0)));NOT(ISBLANK([.D30]));NOT(ISBLANK([.E30]));NOT(ISERROR(MATCH([.E30];[$合計.$C$1:.$C$100];0))))" office:value-type="boolean" office:boolean-value="false" calcext:value-type="boolean">
            <text:p>FALSE</text:p>
          </table:table-cell>
          <table:table-cell table:style-name="ce66" table:formula="of:=MONTH([.$A3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1]));NOT(ISBLANK([.C31]));NOT(ISERROR(MATCH([.C31];[$合計.$A$1:.$A$100];0)));NOT(ISBLANK([.D31]));NOT(ISBLANK([.E31]));NOT(ISERROR(MATCH([.E31];[$合計.$C$1:.$C$100];0))))" office:value-type="boolean" office:boolean-value="false" calcext:value-type="boolean">
            <text:p>FALSE</text:p>
          </table:table-cell>
          <table:table-cell table:style-name="ce66" table:formula="of:=MONTH([.$A3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2]));NOT(ISBLANK([.C32]));NOT(ISERROR(MATCH([.C32];[$合計.$A$1:.$A$100];0)));NOT(ISBLANK([.D32]));NOT(ISBLANK([.E32]));NOT(ISERROR(MATCH([.E32];[$合計.$C$1:.$C$100];0))))" office:value-type="boolean" office:boolean-value="false" calcext:value-type="boolean">
            <text:p>FALSE</text:p>
          </table:table-cell>
          <table:table-cell table:style-name="ce66" table:formula="of:=MONTH([.$A3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3]));NOT(ISBLANK([.C33]));NOT(ISERROR(MATCH([.C33];[$合計.$A$1:.$A$100];0)));NOT(ISBLANK([.D33]));NOT(ISBLANK([.E33]));NOT(ISERROR(MATCH([.E33];[$合計.$C$1:.$C$100];0))))" office:value-type="boolean" office:boolean-value="false" calcext:value-type="boolean">
            <text:p>FALSE</text:p>
          </table:table-cell>
          <table:table-cell table:style-name="ce66" table:formula="of:=MONTH([.$A3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4]));NOT(ISBLANK([.C34]));NOT(ISERROR(MATCH([.C34];[$合計.$A$1:.$A$100];0)));NOT(ISBLANK([.D34]));NOT(ISBLANK([.E34]));NOT(ISERROR(MATCH([.E34];[$合計.$C$1:.$C$100];0))))" office:value-type="boolean" office:boolean-value="false" calcext:value-type="boolean">
            <text:p>FALSE</text:p>
          </table:table-cell>
          <table:table-cell table:style-name="ce66" table:formula="of:=MONTH([.$A3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5]));NOT(ISBLANK([.C35]));NOT(ISERROR(MATCH([.C35];[$合計.$A$1:.$A$100];0)));NOT(ISBLANK([.D35]));NOT(ISBLANK([.E35]));NOT(ISERROR(MATCH([.E35];[$合計.$C$1:.$C$100];0))))" office:value-type="boolean" office:boolean-value="false" calcext:value-type="boolean">
            <text:p>FALSE</text:p>
          </table:table-cell>
          <table:table-cell table:style-name="ce66" table:formula="of:=MONTH([.$A3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6]));NOT(ISBLANK([.C36]));NOT(ISERROR(MATCH([.C36];[$合計.$A$1:.$A$100];0)));NOT(ISBLANK([.D36]));NOT(ISBLANK([.E36]));NOT(ISERROR(MATCH([.E36];[$合計.$C$1:.$C$100];0))))" office:value-type="boolean" office:boolean-value="false" calcext:value-type="boolean">
            <text:p>FALSE</text:p>
          </table:table-cell>
          <table:table-cell table:style-name="ce66" table:formula="of:=MONTH([.$A3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7]));NOT(ISBLANK([.C37]));NOT(ISERROR(MATCH([.C37];[$合計.$A$1:.$A$100];0)));NOT(ISBLANK([.D37]));NOT(ISBLANK([.E37]));NOT(ISERROR(MATCH([.E37];[$合計.$C$1:.$C$100];0))))" office:value-type="boolean" office:boolean-value="false" calcext:value-type="boolean">
            <text:p>FALSE</text:p>
          </table:table-cell>
          <table:table-cell table:style-name="ce66" table:formula="of:=MONTH([.$A3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8]));NOT(ISBLANK([.C38]));NOT(ISERROR(MATCH([.C38];[$合計.$A$1:.$A$100];0)));NOT(ISBLANK([.D38]));NOT(ISBLANK([.E38]));NOT(ISERROR(MATCH([.E38];[$合計.$C$1:.$C$100];0))))" office:value-type="boolean" office:boolean-value="false" calcext:value-type="boolean">
            <text:p>FALSE</text:p>
          </table:table-cell>
          <table:table-cell table:style-name="ce66" table:formula="of:=MONTH([.$A3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9]));NOT(ISBLANK([.C39]));NOT(ISERROR(MATCH([.C39];[$合計.$A$1:.$A$100];0)));NOT(ISBLANK([.D39]));NOT(ISBLANK([.E39]));NOT(ISERROR(MATCH([.E39];[$合計.$C$1:.$C$100];0))))" office:value-type="boolean" office:boolean-value="false" calcext:value-type="boolean">
            <text:p>FALSE</text:p>
          </table:table-cell>
          <table:table-cell table:style-name="ce66" table:formula="of:=MONTH([.$A3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0]));NOT(ISBLANK([.C40]));NOT(ISERROR(MATCH([.C40];[$合計.$A$1:.$A$100];0)));NOT(ISBLANK([.D40]));NOT(ISBLANK([.E40]));NOT(ISERROR(MATCH([.E40];[$合計.$C$1:.$C$100];0))))" office:value-type="boolean" office:boolean-value="false" calcext:value-type="boolean">
            <text:p>FALSE</text:p>
          </table:table-cell>
          <table:table-cell table:style-name="ce66" table:formula="of:=MONTH([.$A4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1]));NOT(ISBLANK([.C41]));NOT(ISERROR(MATCH([.C41];[$合計.$A$1:.$A$100];0)));NOT(ISBLANK([.D41]));NOT(ISBLANK([.E41]));NOT(ISERROR(MATCH([.E41];[$合計.$C$1:.$C$100];0))))" office:value-type="boolean" office:boolean-value="false" calcext:value-type="boolean">
            <text:p>FALSE</text:p>
          </table:table-cell>
          <table:table-cell table:style-name="ce66" table:formula="of:=MONTH([.$A4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42]));NOT(ISBLANK([.C42]));NOT(ISERROR(MATCH([.C42];[$合計.$A$1:.$A$100];0)));NOT(ISBLANK([.D42]));NOT(ISBLANK([.E42]));NOT(ISERROR(MATCH([.E42];[$合計.$C$1:.$C$100];0))))" office:value-type="boolean" office:boolean-value="false" calcext:value-type="boolean">
            <text:p>FALSE</text:p>
          </table:table-cell>
          <table:table-cell table:style-name="ce66" table:formula="of:=MONTH([.$A4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43]));NOT(ISBLANK([.C43]));NOT(ISERROR(MATCH([.C43];[$合計.$A$1:.$A$100];0)));NOT(ISBLANK([.D43]));NOT(ISBLANK([.E43]));NOT(ISERROR(MATCH([.E43];[$合計.$C$1:.$C$100];0))))" office:value-type="boolean" office:boolean-value="false" calcext:value-type="boolean">
            <text:p>FALSE</text:p>
          </table:table-cell>
          <table:table-cell table:style-name="ce66" table:formula="of:=MONTH([.$A4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4]));NOT(ISBLANK([.C44]));NOT(ISERROR(MATCH([.C44];[$合計.$A$1:.$A$100];0)));NOT(ISBLANK([.D44]));NOT(ISBLANK([.E44]));NOT(ISERROR(MATCH([.E44];[$合計.$C$1:.$C$100];0))))" office:value-type="boolean" office:boolean-value="false" calcext:value-type="boolean">
            <text:p>FALSE</text:p>
          </table:table-cell>
          <table:table-cell table:style-name="ce66" table:formula="of:=MONTH([.$A4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5]));NOT(ISBLANK([.C45]));NOT(ISERROR(MATCH([.C45];[$合計.$A$1:.$A$100];0)));NOT(ISBLANK([.D45]));NOT(ISBLANK([.E45]));NOT(ISERROR(MATCH([.E45];[$合計.$C$1:.$C$100];0))))" office:value-type="boolean" office:boolean-value="false" calcext:value-type="boolean">
            <text:p>FALSE</text:p>
          </table:table-cell>
          <table:table-cell table:style-name="ce66" table:formula="of:=MONTH([.$A4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46]));NOT(ISBLANK([.C46]));NOT(ISERROR(MATCH([.C46];[$合計.$A$1:.$A$100];0)));NOT(ISBLANK([.D46]));NOT(ISBLANK([.E46]));NOT(ISERROR(MATCH([.E46];[$合計.$C$1:.$C$100];0))))" office:value-type="boolean" office:boolean-value="false" calcext:value-type="boolean">
            <text:p>FALSE</text:p>
          </table:table-cell>
          <table:table-cell table:style-name="ce66" table:formula="of:=MONTH([.$A4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47]));NOT(ISBLANK([.C47]));NOT(ISERROR(MATCH([.C47];[$合計.$A$1:.$A$100];0)));NOT(ISBLANK([.D47]));NOT(ISBLANK([.E47]));NOT(ISERROR(MATCH([.E47];[$合計.$C$1:.$C$100];0))))" office:value-type="boolean" office:boolean-value="false" calcext:value-type="boolean">
            <text:p>FALSE</text:p>
          </table:table-cell>
          <table:table-cell table:style-name="ce66" table:formula="of:=MONTH([.$A4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48]));NOT(ISBLANK([.C48]));NOT(ISERROR(MATCH([.C48];[$合計.$A$1:.$A$100];0)));NOT(ISBLANK([.D48]));NOT(ISBLANK([.E48]));NOT(ISERROR(MATCH([.E48];[$合計.$C$1:.$C$100];0))))" office:value-type="boolean" office:boolean-value="false" calcext:value-type="boolean">
            <text:p>FALSE</text:p>
          </table:table-cell>
          <table:table-cell table:style-name="ce66" table:formula="of:=MONTH([.$A4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9]));NOT(ISBLANK([.C49]));NOT(ISERROR(MATCH([.C49];[$合計.$A$1:.$A$100];0)));NOT(ISBLANK([.D49]));NOT(ISBLANK([.E49]));NOT(ISERROR(MATCH([.E49];[$合計.$C$1:.$C$100];0))))" office:value-type="boolean" office:boolean-value="false" calcext:value-type="boolean">
            <text:p>FALSE</text:p>
          </table:table-cell>
          <table:table-cell table:style-name="ce66" table:formula="of:=MONTH([.$A4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0]));NOT(ISBLANK([.C50]));NOT(ISERROR(MATCH([.C50];[$合計.$A$1:.$A$100];0)));NOT(ISBLANK([.D50]));NOT(ISBLANK([.E50]));NOT(ISERROR(MATCH([.E50];[$合計.$C$1:.$C$100];0))))" office:value-type="boolean" office:boolean-value="false" calcext:value-type="boolean">
            <text:p>FALSE</text:p>
          </table:table-cell>
          <table:table-cell table:style-name="ce66" table:formula="of:=MONTH([.$A5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1]));NOT(ISBLANK([.C51]));NOT(ISERROR(MATCH([.C51];[$合計.$A$1:.$A$100];0)));NOT(ISBLANK([.D51]));NOT(ISBLANK([.E51]));NOT(ISERROR(MATCH([.E51];[$合計.$C$1:.$C$100];0))))" office:value-type="boolean" office:boolean-value="false" calcext:value-type="boolean">
            <text:p>FALSE</text:p>
          </table:table-cell>
          <table:table-cell table:style-name="ce66" table:formula="of:=MONTH([.$A5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52]));NOT(ISBLANK([.C52]));NOT(ISERROR(MATCH([.C52];[$合計.$A$1:.$A$100];0)));NOT(ISBLANK([.D52]));NOT(ISBLANK([.E52]));NOT(ISERROR(MATCH([.E52];[$合計.$C$1:.$C$100];0))))" office:value-type="boolean" office:boolean-value="false" calcext:value-type="boolean">
            <text:p>FALSE</text:p>
          </table:table-cell>
          <table:table-cell table:style-name="ce66" table:formula="of:=MONTH([.$A5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53]));NOT(ISBLANK([.C53]));NOT(ISERROR(MATCH([.C53];[$合計.$A$1:.$A$100];0)));NOT(ISBLANK([.D53]));NOT(ISBLANK([.E53]));NOT(ISERROR(MATCH([.E53];[$合計.$C$1:.$C$100];0))))" office:value-type="boolean" office:boolean-value="false" calcext:value-type="boolean">
            <text:p>FALSE</text:p>
          </table:table-cell>
          <table:table-cell table:style-name="ce66" table:formula="of:=MONTH([.$A5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54]));NOT(ISBLANK([.C54]));NOT(ISERROR(MATCH([.C54];[$合計.$A$1:.$A$100];0)));NOT(ISBLANK([.D54]));NOT(ISBLANK([.E54]));NOT(ISERROR(MATCH([.E54];[$合計.$C$1:.$C$100];0))))" office:value-type="boolean" office:boolean-value="false" calcext:value-type="boolean">
            <text:p>FALSE</text:p>
          </table:table-cell>
          <table:table-cell table:style-name="ce66" table:formula="of:=MONTH([.$A5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55]));NOT(ISBLANK([.C55]));NOT(ISERROR(MATCH([.C55];[$合計.$A$1:.$A$100];0)));NOT(ISBLANK([.D55]));NOT(ISBLANK([.E55]));NOT(ISERROR(MATCH([.E55];[$合計.$C$1:.$C$100];0))))" office:value-type="boolean" office:boolean-value="false" calcext:value-type="boolean">
            <text:p>FALSE</text:p>
          </table:table-cell>
          <table:table-cell table:style-name="ce66" table:formula="of:=MONTH([.$A5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6]));NOT(ISBLANK([.C56]));NOT(ISERROR(MATCH([.C56];[$合計.$A$1:.$A$100];0)));NOT(ISBLANK([.D56]));NOT(ISBLANK([.E56]));NOT(ISERROR(MATCH([.E56];[$合計.$C$1:.$C$100];0))))" office:value-type="boolean" office:boolean-value="false" calcext:value-type="boolean">
            <text:p>FALSE</text:p>
          </table:table-cell>
          <table:table-cell table:style-name="ce66" table:formula="of:=MONTH([.$A5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7]));NOT(ISBLANK([.C57]));NOT(ISERROR(MATCH([.C57];[$合計.$A$1:.$A$100];0)));NOT(ISBLANK([.D57]));NOT(ISBLANK([.E57]));NOT(ISERROR(MATCH([.E57];[$合計.$C$1:.$C$100];0))))" office:value-type="boolean" office:boolean-value="false" calcext:value-type="boolean">
            <text:p>FALSE</text:p>
          </table:table-cell>
          <table:table-cell table:style-name="ce66" table:formula="of:=MONTH([.$A5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58]));NOT(ISBLANK([.C58]));NOT(ISERROR(MATCH([.C58];[$合計.$A$1:.$A$100];0)));NOT(ISBLANK([.D58]));NOT(ISBLANK([.E58]));NOT(ISERROR(MATCH([.E58];[$合計.$C$1:.$C$100];0))))" office:value-type="boolean" office:boolean-value="false" calcext:value-type="boolean">
            <text:p>FALSE</text:p>
          </table:table-cell>
          <table:table-cell table:style-name="ce66" table:formula="of:=MONTH([.$A5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59]));NOT(ISBLANK([.C59]));NOT(ISERROR(MATCH([.C59];[$合計.$A$1:.$A$100];0)));NOT(ISBLANK([.D59]));NOT(ISBLANK([.E59]));NOT(ISERROR(MATCH([.E59];[$合計.$C$1:.$C$100];0))))" office:value-type="boolean" office:boolean-value="false" calcext:value-type="boolean">
            <text:p>FALSE</text:p>
          </table:table-cell>
          <table:table-cell table:style-name="ce66" table:formula="of:=MONTH([.$A5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60]));NOT(ISBLANK([.C60]));NOT(ISERROR(MATCH([.C60];[$合計.$A$1:.$A$100];0)));NOT(ISBLANK([.D60]));NOT(ISBLANK([.E60]));NOT(ISERROR(MATCH([.E60];[$合計.$C$1:.$C$100];0))))" office:value-type="boolean" office:boolean-value="false" calcext:value-type="boolean">
            <text:p>FALSE</text:p>
          </table:table-cell>
          <table:table-cell table:style-name="ce66" table:formula="of:=MONTH([.$A6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61]));NOT(ISBLANK([.C61]));NOT(ISERROR(MATCH([.C61];[$合計.$A$1:.$A$100];0)));NOT(ISBLANK([.D61]));NOT(ISBLANK([.E61]));NOT(ISERROR(MATCH([.E61];[$合計.$C$1:.$C$100];0))))" office:value-type="boolean" office:boolean-value="false" calcext:value-type="boolean">
            <text:p>FALSE</text:p>
          </table:table-cell>
          <table:table-cell table:style-name="ce66" table:formula="of:=MONTH([.$A6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62]));NOT(ISBLANK([.C62]));NOT(ISERROR(MATCH([.C62];[$合計.$A$1:.$A$100];0)));NOT(ISBLANK([.D62]));NOT(ISBLANK([.E62]));NOT(ISERROR(MATCH([.E62];[$合計.$C$1:.$C$100];0))))" office:value-type="boolean" office:boolean-value="false" calcext:value-type="boolean">
            <text:p>FALSE</text:p>
          </table:table-cell>
          <table:table-cell table:style-name="ce66" table:formula="of:=MONTH([.$A6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3]));NOT(ISBLANK([.C63]));NOT(ISERROR(MATCH([.C63];[$合計.$A$1:.$A$100];0)));NOT(ISBLANK([.D63]));NOT(ISBLANK([.E63]));NOT(ISERROR(MATCH([.E63];[$合計.$C$1:.$C$100];0))))" office:value-type="boolean" office:boolean-value="false" calcext:value-type="boolean">
            <text:p>FALSE</text:p>
          </table:table-cell>
          <table:table-cell table:style-name="ce66" table:formula="of:=MONTH([.$A6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64]));NOT(ISBLANK([.C64]));NOT(ISERROR(MATCH([.C64];[$合計.$A$1:.$A$100];0)));NOT(ISBLANK([.D64]));NOT(ISBLANK([.E64]));NOT(ISERROR(MATCH([.E64];[$合計.$C$1:.$C$100];0))))" office:value-type="boolean" office:boolean-value="false" calcext:value-type="boolean">
            <text:p>FALSE</text:p>
          </table:table-cell>
          <table:table-cell table:style-name="ce66" table:formula="of:=MONTH([.$A6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5]));NOT(ISBLANK([.C65]));NOT(ISERROR(MATCH([.C65];[$合計.$A$1:.$A$100];0)));NOT(ISBLANK([.D65]));NOT(ISBLANK([.E65]));NOT(ISERROR(MATCH([.E65];[$合計.$C$1:.$C$100];0))))" office:value-type="boolean" office:boolean-value="false" calcext:value-type="boolean">
            <text:p>FALSE</text:p>
          </table:table-cell>
          <table:table-cell table:style-name="ce66" table:formula="of:=MONTH([.$A6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6]));NOT(ISBLANK([.C66]));NOT(ISERROR(MATCH([.C66];[$合計.$A$1:.$A$100];0)));NOT(ISBLANK([.D66]));NOT(ISBLANK([.E66]));NOT(ISERROR(MATCH([.E66];[$合計.$C$1:.$C$100];0))))" office:value-type="boolean" office:boolean-value="false" calcext:value-type="boolean">
            <text:p>FALSE</text:p>
          </table:table-cell>
          <table:table-cell table:style-name="ce66" table:formula="of:=MONTH([.$A6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67]));NOT(ISBLANK([.C67]));NOT(ISERROR(MATCH([.C67];[$合計.$A$1:.$A$100];0)));NOT(ISBLANK([.D67]));NOT(ISBLANK([.E67]));NOT(ISERROR(MATCH([.E67];[$合計.$C$1:.$C$100];0))))" office:value-type="boolean" office:boolean-value="false" calcext:value-type="boolean">
            <text:p>FALSE</text:p>
          </table:table-cell>
          <table:table-cell table:style-name="ce66" table:formula="of:=MONTH([.$A6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68]));NOT(ISBLANK([.C68]));NOT(ISERROR(MATCH([.C68];[$合計.$A$1:.$A$100];0)));NOT(ISBLANK([.D68]));NOT(ISBLANK([.E68]));NOT(ISERROR(MATCH([.E68];[$合計.$C$1:.$C$100];0))))" office:value-type="boolean" office:boolean-value="false" calcext:value-type="boolean">
            <text:p>FALSE</text:p>
          </table:table-cell>
          <table:table-cell table:style-name="ce66" table:formula="of:=MONTH([.$A6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9]));NOT(ISBLANK([.C69]));NOT(ISERROR(MATCH([.C69];[$合計.$A$1:.$A$100];0)));NOT(ISBLANK([.D69]));NOT(ISBLANK([.E69]));NOT(ISERROR(MATCH([.E69];[$合計.$C$1:.$C$100];0))))" office:value-type="boolean" office:boolean-value="false" calcext:value-type="boolean">
            <text:p>FALSE</text:p>
          </table:table-cell>
          <table:table-cell table:style-name="ce66" table:formula="of:=MONTH([.$A6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70]));NOT(ISBLANK([.C70]));NOT(ISERROR(MATCH([.C70];[$合計.$A$1:.$A$100];0)));NOT(ISBLANK([.D70]));NOT(ISBLANK([.E70]));NOT(ISERROR(MATCH([.E70];[$合計.$C$1:.$C$100];0))))" office:value-type="boolean" office:boolean-value="false" calcext:value-type="boolean">
            <text:p>FALSE</text:p>
          </table:table-cell>
          <table:table-cell table:style-name="ce66" table:formula="of:=MONTH([.$A7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71]));NOT(ISBLANK([.C71]));NOT(ISERROR(MATCH([.C71];[$合計.$A$1:.$A$100];0)));NOT(ISBLANK([.D71]));NOT(ISBLANK([.E71]));NOT(ISERROR(MATCH([.E71];[$合計.$C$1:.$C$100];0))))" office:value-type="boolean" office:boolean-value="false" calcext:value-type="boolean">
            <text:p>FALSE</text:p>
          </table:table-cell>
          <table:table-cell table:style-name="ce66" table:formula="of:=MONTH([.$A7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2]));NOT(ISBLANK([.C72]));NOT(ISERROR(MATCH([.C72];[$合計.$A$1:.$A$100];0)));NOT(ISBLANK([.D72]));NOT(ISBLANK([.E72]));NOT(ISERROR(MATCH([.E72];[$合計.$C$1:.$C$100];0))))" office:value-type="boolean" office:boolean-value="false" calcext:value-type="boolean">
            <text:p>FALSE</text:p>
          </table:table-cell>
          <table:table-cell table:style-name="ce66" table:formula="of:=MONTH([.$A7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3]));NOT(ISBLANK([.C73]));NOT(ISERROR(MATCH([.C73];[$合計.$A$1:.$A$100];0)));NOT(ISBLANK([.D73]));NOT(ISBLANK([.E73]));NOT(ISERROR(MATCH([.E73];[$合計.$C$1:.$C$100];0))))" office:value-type="boolean" office:boolean-value="false" calcext:value-type="boolean">
            <text:p>FALSE</text:p>
          </table:table-cell>
          <table:table-cell table:style-name="ce66" table:formula="of:=MONTH([.$A7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4]));NOT(ISBLANK([.C74]));NOT(ISERROR(MATCH([.C74];[$合計.$A$1:.$A$100];0)));NOT(ISBLANK([.D74]));NOT(ISBLANK([.E74]));NOT(ISERROR(MATCH([.E74];[$合計.$C$1:.$C$100];0))))" office:value-type="boolean" office:boolean-value="false" calcext:value-type="boolean">
            <text:p>FALSE</text:p>
          </table:table-cell>
          <table:table-cell table:style-name="ce66" table:formula="of:=MONTH([.$A7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5]));NOT(ISBLANK([.C75]));NOT(ISERROR(MATCH([.C75];[$合計.$A$1:.$A$100];0)));NOT(ISBLANK([.D75]));NOT(ISBLANK([.E75]));NOT(ISERROR(MATCH([.E75];[$合計.$C$1:.$C$100];0))))" office:value-type="boolean" office:boolean-value="false" calcext:value-type="boolean">
            <text:p>FALSE</text:p>
          </table:table-cell>
          <table:table-cell table:style-name="ce66" table:formula="of:=MONTH([.$A7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6]));NOT(ISBLANK([.C76]));NOT(ISERROR(MATCH([.C76];[$合計.$A$1:.$A$100];0)));NOT(ISBLANK([.D76]));NOT(ISBLANK([.E76]));NOT(ISERROR(MATCH([.E76];[$合計.$C$1:.$C$100];0))))" office:value-type="boolean" office:boolean-value="false" calcext:value-type="boolean">
            <text:p>FALSE</text:p>
          </table:table-cell>
          <table:table-cell table:style-name="ce66" table:formula="of:=MONTH([.$A7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77]));NOT(ISBLANK([.C77]));NOT(ISERROR(MATCH([.C77];[$合計.$A$1:.$A$100];0)));NOT(ISBLANK([.D77]));NOT(ISBLANK([.E77]));NOT(ISERROR(MATCH([.E77];[$合計.$C$1:.$C$100];0))))" office:value-type="boolean" office:boolean-value="false" calcext:value-type="boolean">
            <text:p>FALSE</text:p>
          </table:table-cell>
          <table:table-cell table:style-name="ce66" table:formula="of:=MONTH([.$A7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78]));NOT(ISBLANK([.C78]));NOT(ISERROR(MATCH([.C78];[$合計.$A$1:.$A$100];0)));NOT(ISBLANK([.D78]));NOT(ISBLANK([.E78]));NOT(ISERROR(MATCH([.E78];[$合計.$C$1:.$C$100];0))))" office:value-type="boolean" office:boolean-value="false" calcext:value-type="boolean">
            <text:p>FALSE</text:p>
          </table:table-cell>
          <table:table-cell table:style-name="ce66" table:formula="of:=MONTH([.$A7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79]));NOT(ISBLANK([.C79]));NOT(ISERROR(MATCH([.C79];[$合計.$A$1:.$A$100];0)));NOT(ISBLANK([.D79]));NOT(ISBLANK([.E79]));NOT(ISERROR(MATCH([.E79];[$合計.$C$1:.$C$100];0))))" office:value-type="boolean" office:boolean-value="false" calcext:value-type="boolean">
            <text:p>FALSE</text:p>
          </table:table-cell>
          <table:table-cell table:style-name="ce66" table:formula="of:=MONTH([.$A7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0]));NOT(ISBLANK([.C80]));NOT(ISERROR(MATCH([.C80];[$合計.$A$1:.$A$100];0)));NOT(ISBLANK([.D80]));NOT(ISBLANK([.E80]));NOT(ISERROR(MATCH([.E80];[$合計.$C$1:.$C$100];0))))" office:value-type="boolean" office:boolean-value="false" calcext:value-type="boolean">
            <text:p>FALSE</text:p>
          </table:table-cell>
          <table:table-cell table:style-name="ce66" table:formula="of:=MONTH([.$A8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1]));NOT(ISBLANK([.C81]));NOT(ISERROR(MATCH([.C81];[$合計.$A$1:.$A$100];0)));NOT(ISBLANK([.D81]));NOT(ISBLANK([.E81]));NOT(ISERROR(MATCH([.E81];[$合計.$C$1:.$C$100];0))))" office:value-type="boolean" office:boolean-value="false" calcext:value-type="boolean">
            <text:p>FALSE</text:p>
          </table:table-cell>
          <table:table-cell table:style-name="ce66" table:formula="of:=MONTH([.$A8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2]));NOT(ISBLANK([.C82]));NOT(ISERROR(MATCH([.C82];[$合計.$A$1:.$A$100];0)));NOT(ISBLANK([.D82]));NOT(ISBLANK([.E82]));NOT(ISERROR(MATCH([.E82];[$合計.$C$1:.$C$100];0))))" office:value-type="boolean" office:boolean-value="false" calcext:value-type="boolean">
            <text:p>FALSE</text:p>
          </table:table-cell>
          <table:table-cell table:style-name="ce66" table:formula="of:=MONTH([.$A8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83]));NOT(ISBLANK([.C83]));NOT(ISERROR(MATCH([.C83];[$合計.$A$1:.$A$100];0)));NOT(ISBLANK([.D83]));NOT(ISBLANK([.E83]));NOT(ISERROR(MATCH([.E83];[$合計.$C$1:.$C$100];0))))" office:value-type="boolean" office:boolean-value="false" calcext:value-type="boolean">
            <text:p>FALSE</text:p>
          </table:table-cell>
          <table:table-cell table:style-name="ce66" table:formula="of:=MONTH([.$A8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84]));NOT(ISBLANK([.C84]));NOT(ISERROR(MATCH([.C84];[$合計.$A$1:.$A$100];0)));NOT(ISBLANK([.D84]));NOT(ISBLANK([.E84]));NOT(ISERROR(MATCH([.E84];[$合計.$C$1:.$C$100];0))))" office:value-type="boolean" office:boolean-value="false" calcext:value-type="boolean">
            <text:p>FALSE</text:p>
          </table:table-cell>
          <table:table-cell table:style-name="ce66" table:formula="of:=MONTH([.$A8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5]));NOT(ISBLANK([.C85]));NOT(ISERROR(MATCH([.C85];[$合計.$A$1:.$A$100];0)));NOT(ISBLANK([.D85]));NOT(ISBLANK([.E85]));NOT(ISERROR(MATCH([.E85];[$合計.$C$1:.$C$100];0))))" office:value-type="boolean" office:boolean-value="false" calcext:value-type="boolean">
            <text:p>FALSE</text:p>
          </table:table-cell>
          <table:table-cell table:style-name="ce66" table:formula="of:=MONTH([.$A8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6]));NOT(ISBLANK([.C86]));NOT(ISERROR(MATCH([.C86];[$合計.$A$1:.$A$100];0)));NOT(ISBLANK([.D86]));NOT(ISBLANK([.E86]));NOT(ISERROR(MATCH([.E86];[$合計.$C$1:.$C$100];0))))" office:value-type="boolean" office:boolean-value="false" calcext:value-type="boolean">
            <text:p>FALSE</text:p>
          </table:table-cell>
          <table:table-cell table:style-name="ce66" table:formula="of:=MONTH([.$A8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7]));NOT(ISBLANK([.C87]));NOT(ISERROR(MATCH([.C87];[$合計.$A$1:.$A$100];0)));NOT(ISBLANK([.D87]));NOT(ISBLANK([.E87]));NOT(ISERROR(MATCH([.E87];[$合計.$C$1:.$C$100];0))))" office:value-type="boolean" office:boolean-value="false" calcext:value-type="boolean">
            <text:p>FALSE</text:p>
          </table:table-cell>
          <table:table-cell table:style-name="ce66" table:formula="of:=MONTH([.$A8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8]));NOT(ISBLANK([.C88]));NOT(ISERROR(MATCH([.C88];[$合計.$A$1:.$A$100];0)));NOT(ISBLANK([.D88]));NOT(ISBLANK([.E88]));NOT(ISERROR(MATCH([.E88];[$合計.$C$1:.$C$100];0))))" office:value-type="boolean" office:boolean-value="false" calcext:value-type="boolean">
            <text:p>FALSE</text:p>
          </table:table-cell>
          <table:table-cell table:style-name="ce66" table:formula="of:=MONTH([.$A8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89]));NOT(ISBLANK([.C89]));NOT(ISERROR(MATCH([.C89];[$合計.$A$1:.$A$100];0)));NOT(ISBLANK([.D89]));NOT(ISBLANK([.E89]));NOT(ISERROR(MATCH([.E89];[$合計.$C$1:.$C$100];0))))" office:value-type="boolean" office:boolean-value="false" calcext:value-type="boolean">
            <text:p>FALSE</text:p>
          </table:table-cell>
          <table:table-cell table:style-name="ce66" table:formula="of:=MONTH([.$A8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90]));NOT(ISBLANK([.C90]));NOT(ISERROR(MATCH([.C90];[$合計.$A$1:.$A$100];0)));NOT(ISBLANK([.D90]));NOT(ISBLANK([.E90]));NOT(ISERROR(MATCH([.E90];[$合計.$C$1:.$C$100];0))))" office:value-type="boolean" office:boolean-value="false" calcext:value-type="boolean">
            <text:p>FALSE</text:p>
          </table:table-cell>
          <table:table-cell table:style-name="ce66" table:formula="of:=MONTH([.$A9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1]));NOT(ISBLANK([.C91]));NOT(ISERROR(MATCH([.C91];[$合計.$A$1:.$A$100];0)));NOT(ISBLANK([.D91]));NOT(ISBLANK([.E91]));NOT(ISERROR(MATCH([.E91];[$合計.$C$1:.$C$100];0))))" office:value-type="boolean" office:boolean-value="false" calcext:value-type="boolean">
            <text:p>FALSE</text:p>
          </table:table-cell>
          <table:table-cell table:style-name="ce66" table:formula="of:=MONTH([.$A9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2]));NOT(ISBLANK([.C92]));NOT(ISERROR(MATCH([.C92];[$合計.$A$1:.$A$100];0)));NOT(ISBLANK([.D92]));NOT(ISBLANK([.E92]));NOT(ISERROR(MATCH([.E92];[$合計.$C$1:.$C$100];0))))" office:value-type="boolean" office:boolean-value="false" calcext:value-type="boolean">
            <text:p>FALSE</text:p>
          </table:table-cell>
          <table:table-cell table:style-name="ce66" table:formula="of:=MONTH([.$A9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3]));NOT(ISBLANK([.C93]));NOT(ISERROR(MATCH([.C93];[$合計.$A$1:.$A$100];0)));NOT(ISBLANK([.D93]));NOT(ISBLANK([.E93]));NOT(ISERROR(MATCH([.E93];[$合計.$C$1:.$C$100];0))))" office:value-type="boolean" office:boolean-value="false" calcext:value-type="boolean">
            <text:p>FALSE</text:p>
          </table:table-cell>
          <table:table-cell table:style-name="ce66" table:formula="of:=MONTH([.$A9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4]));NOT(ISBLANK([.C94]));NOT(ISERROR(MATCH([.C94];[$合計.$A$1:.$A$100];0)));NOT(ISBLANK([.D94]));NOT(ISBLANK([.E94]));NOT(ISERROR(MATCH([.E94];[$合計.$C$1:.$C$100];0))))" office:value-type="boolean" office:boolean-value="false" calcext:value-type="boolean">
            <text:p>FALSE</text:p>
          </table:table-cell>
          <table:table-cell table:style-name="ce66" table:formula="of:=MONTH([.$A9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5]));NOT(ISBLANK([.C95]));NOT(ISERROR(MATCH([.C95];[$合計.$A$1:.$A$100];0)));NOT(ISBLANK([.D95]));NOT(ISBLANK([.E95]));NOT(ISERROR(MATCH([.E95];[$合計.$C$1:.$C$100];0))))" office:value-type="boolean" office:boolean-value="false" calcext:value-type="boolean">
            <text:p>FALSE</text:p>
          </table:table-cell>
          <table:table-cell table:style-name="ce66" table:formula="of:=MONTH([.$A9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6]));NOT(ISBLANK([.C96]));NOT(ISERROR(MATCH([.C96];[$合計.$A$1:.$A$100];0)));NOT(ISBLANK([.D96]));NOT(ISBLANK([.E96]));NOT(ISERROR(MATCH([.E96];[$合計.$C$1:.$C$100];0))))" office:value-type="boolean" office:boolean-value="false" calcext:value-type="boolean">
            <text:p>FALSE</text:p>
          </table:table-cell>
          <table:table-cell table:style-name="ce66" table:formula="of:=MONTH([.$A9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97]));NOT(ISBLANK([.C97]));NOT(ISERROR(MATCH([.C97];[$合計.$A$1:.$A$100];0)));NOT(ISBLANK([.D97]));NOT(ISBLANK([.E97]));NOT(ISERROR(MATCH([.E97];[$合計.$C$1:.$C$100];0))))" office:value-type="boolean" office:boolean-value="false" calcext:value-type="boolean">
            <text:p>FALSE</text:p>
          </table:table-cell>
          <table:table-cell table:style-name="ce66" table:formula="of:=MONTH([.$A9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8]));NOT(ISBLANK([.C98]));NOT(ISERROR(MATCH([.C98];[$合計.$A$1:.$A$100];0)));NOT(ISBLANK([.D98]));NOT(ISBLANK([.E98]));NOT(ISERROR(MATCH([.E98];[$合計.$C$1:.$C$100];0))))" office:value-type="boolean" office:boolean-value="false" calcext:value-type="boolean">
            <text:p>FALSE</text:p>
          </table:table-cell>
          <table:table-cell table:style-name="ce66" table:formula="of:=MONTH([.$A9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9]));NOT(ISBLANK([.C99]));NOT(ISERROR(MATCH([.C99];[$合計.$A$1:.$A$100];0)));NOT(ISBLANK([.D99]));NOT(ISBLANK([.E99]));NOT(ISERROR(MATCH([.E99];[$合計.$C$1:.$C$100];0))))" office:value-type="boolean" office:boolean-value="false" calcext:value-type="boolean">
            <text:p>FALSE</text:p>
          </table:table-cell>
          <table:table-cell table:style-name="ce66" table:formula="of:=MONTH([.$A9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00]));NOT(ISBLANK([.C100]));NOT(ISERROR(MATCH([.C100];[$合計.$A$1:.$A$100];0)));NOT(ISBLANK([.D100]));NOT(ISBLANK([.E100]));NOT(ISERROR(MATCH([.E100];[$合計.$C$1:.$C$100];0))))" office:value-type="boolean" office:boolean-value="false" calcext:value-type="boolean">
            <text:p>FALSE</text:p>
          </table:table-cell>
          <table:table-cell table:style-name="ce66" table:formula="of:=MONTH([.$A100])" office:value-type="float" office:value="12" calcext:value-type="float">
            <text:p>12</text:p>
          </table:table-cell>
          <table:table-cell table:number-columns-repeated="16374"/>
        </table:table-row>
        <table:table-row table:style-name="ro3">
          <table:table-cell table:number-columns-repeated="6"/>
          <table:table-cell table:style-name="ce65"/>
          <table:table-cell/>
          <table:table-cell table:style-name="ce68" table:formula="of:=AND(NOT(ISBLANK([.B101]));NOT(ISBLANK([.C101]));NOT(ISERROR(MATCH([.C101];[$合計.$A$1:.$A$100];0)));NOT(ISBLANK([.D101]));NOT(ISBLANK([.E101]));NOT(ISERROR(MATCH([.E101];[$合計.$C$1:.$C$100];0))))" office:value-type="boolean" office:boolean-value="false" calcext:value-type="boolean">
            <text:p>FALSE</text:p>
          </table:table-cell>
          <table:table-cell table:style-name="ce66" table:formula="of:=MONTH([.$A101])" office:value-type="float" office:value="12" calcext:value-type="float">
            <text:p>12</text:p>
          </table:table-cell>
          <table:table-cell table:number-columns-repeated="16374"/>
        </table:table-row>
        <table:table-row table:style-name="ro3" table:number-rows-repeated="1048322">
          <table:table-cell table:number-columns-repeated="16384"/>
        </table:table-row>
        <table:table-row table:style-name="ro5" table:number-rows-repeated="15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総勘定元帳.I1:総勘定元帳.I101">
            <calcext:condition calcext:apply-style-name="ConditionalStyle_1" calcext:value="=&quot;TRUE&quot;" calcext:base-cell-address="総勘定元帳.I1"/>
            <calcext:condition calcext:apply-style-name="ConditionalStyle_2" calcext:value="=&quot;FALSE&quot;" calcext:base-cell-address="総勘定元帳.I1"/>
          </calcext:conditional-format>
        </calcext:conditional-formats>
      </table:table>
      <table:table table:name="合計" table:style-name="ta3">
        <office:forms form:automatic-focus="false" form:apply-design-mode="false"/>
        <table:table-column table:style-name="co13" table:default-cell-style-name="ce53"/>
        <table:table-column table:style-name="co13" table:default-cell-style-name="ce39"/>
        <table:table-column table:style-name="co13" table:default-cell-style-name="ce53"/>
        <table:table-column table:style-name="co13" table:number-columns-repeated="3" table:default-cell-style-name="ce39"/>
        <table:table-column table:style-name="co1" table:number-columns-repeated="1018" table:default-cell-style-name="ce53"/>
        <table:table-row table:style-name="ro6">
          <table:table-cell table:style-name="ce62" office:value-type="string" calcext:value-type="string">
            <text:p>貸方区分</text:p>
          </table:table-cell>
          <table:table-cell table:style-name="ce58" office:value-type="string" calcext:value-type="string">
            <text:p>合計金額</text:p>
          </table:table-cell>
          <table:table-cell table:style-name="ce62" office:value-type="string" calcext:value-type="string">
            <text:p>借方区分</text:p>
          </table:table-cell>
          <table:table-cell table:style-name="ce58" office:value-type="string" calcext:value-type="string">
            <text:p>合計金額</text:p>
          </table:table-cell>
          <table:table-cell table:style-name="ce58" office:value-type="string" calcext:value-type="string">
            <text:p>貸方合計</text:p>
          </table:table-cell>
          <table:table-cell table:style-name="ce58" office:value-type="string" calcext:value-type="string">
            <text:p>借方合計</text:p>
          </table:table-cell>
          <table:table-cell table:number-columns-repeated="1018"/>
        </table:table-row>
        <table:table-row table:style-name="ro6">
          <table:table-cell table:style-name="ce63" office:value-type="string" calcext:value-type="string">
            <text:p>預金</text:p>
          </table:table-cell>
          <table:table-cell table:style-name="ce60" table:formula="of:=IF(NOT(ISBLANK([.A2]));SUMIF([$総勘定元帳.$C$2:.$C$999850];[.A2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預金</text:p>
          </table:table-cell>
          <table:table-cell table:style-name="ce60" table:formula="of:=IF(NOT(ISBLANK([.C2]));SUMIF([$総勘定元帳.$E$2:.$E$999850];[.C2];[$総勘定元帳.$D$2:.$D$999850]);&quot;&quot;)" office:value-type="float" office:value="0" calcext:value-type="float">
            <text:p>¥0</text:p>
          </table:table-cell>
          <table:table-cell table:style-name="ce60" table:formula="of:=SUM([.B2:.B100])" office:value-type="float" office:value="0" calcext:value-type="float">
            <text:p>¥0</text:p>
          </table:table-cell>
          <table:table-cell table:style-name="ce60" table:formula="of:=SUM([.D2:.D100])" office:value-type="float" office:value="0" calcext:value-type="float">
            <text:p>¥0</text:p>
          </table:table-cell>
          <table:table-cell table:number-columns-repeated="1018"/>
        </table:table-row>
        <table:table-row table:style-name="ro2">
          <table:table-cell table:style-name="ce63" office:value-type="string" calcext:value-type="string">
            <text:p>現金</text:p>
          </table:table-cell>
          <table:table-cell table:style-name="ce60" table:formula="of:=IF(NOT(ISBLANK([.A3]));SUMIF([$総勘定元帳.$C$2:.$C$999850];[.A3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現金</text:p>
          </table:table-cell>
          <table:table-cell table:style-name="ce60" table:formula="of:=IF(NOT(ISBLANK([.C3]));SUMIF([$総勘定元帳.$E$2:.$E$999850];[.C3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機材</text:p>
          </table:table-cell>
          <table:table-cell table:style-name="ce60" table:formula="of:=IF(NOT(ISBLANK([.A4]));SUMIF([$総勘定元帳.$C$2:.$C$999850];[.A4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機材</text:p>
          </table:table-cell>
          <table:table-cell table:style-name="ce60" table:formula="of:=IF(NOT(ISBLANK([.C4]));SUMIF([$総勘定元帳.$E$2:.$E$999850];[.C4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仮想通貨</text:p>
          </table:table-cell>
          <table:table-cell table:style-name="ce60" table:formula="of:=IF(NOT(ISBLANK([.A5]));SUMIF([$総勘定元帳.$C$2:.$C$999850];[.A5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仮想通貨</text:p>
          </table:table-cell>
          <table:table-cell table:style-name="ce60" table:formula="of:=IF(NOT(ISBLANK([.C5]));SUMIF([$総勘定元帳.$E$2:.$E$999850];[.C5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未払金</text:p>
          </table:table-cell>
          <table:table-cell table:style-name="ce60" table:formula="of:=IF(NOT(ISBLANK([.A6]));SUMIF([$総勘定元帳.$C$2:.$C$999850];[.A6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未払金</text:p>
          </table:table-cell>
          <table:table-cell table:style-name="ce60" table:formula="of:=IF(NOT(ISBLANK([.C6]));SUMIF([$総勘定元帳.$E$2:.$E$999850];[.C6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7">
          <table:table-cell table:style-name="ce63" office:value-type="string" calcext:value-type="string">
            <text:p>ポイント・プリペイド等</text:p>
          </table:table-cell>
          <table:table-cell table:style-name="ce60" table:formula="of:=IF(NOT(ISBLANK([.A7]));SUMIF([$総勘定元帳.$C$2:.$C$999850];[.A7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ポイント・プリペイド等</text:p>
          </table:table-cell>
          <table:table-cell table:style-name="ce60" table:formula="of:=IF(NOT(ISBLANK([.C7]));SUMIF([$総勘定元帳.$E$2:.$E$999850];[.C7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6"/>
          <table:table-cell table:style-name="ce60" table:formula="of:=IF(NOT(ISBLANK([.A8]));SUMIF([$総勘定元帳.$C$2:.$C$999850];[.A8];[$総勘定元帳.$B$2:.$B$999850]);&quot;&quot;)">
            <text:p/>
          </table:table-cell>
          <table:table-cell table:style-name="ce66"/>
          <table:table-cell table:style-name="ce60" table:formula="of:=IF(NOT(ISBLANK([.C8]));SUMIF([$総勘定元帳.$E$2:.$E$999850];[.C8];[$総勘定元帳.$D$2:.$D$999850]);&quot;&quot;)">
            <text:p/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6"/>
          <table:table-cell table:style-name="ce60" table:formula="of:=IF(NOT(ISBLANK([.A9]));SUMIF([$総勘定元帳.$C$2:.$C$999850];[.A9];[$総勘定元帳.$B$2:.$B$999850]);&quot;&quot;)">
            <text:p/>
          </table:table-cell>
          <table:table-cell table:style-name="ce66"/>
          <table:table-cell table:style-name="ce60" table:formula="of:=IF(NOT(ISBLANK([.C9]));SUMIF([$総勘定元帳.$E$2:.$E$999850];[.C9];[$総勘定元帳.$D$2:.$D$999850]);&quot;&quot;)">
            <text:p/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事業主借</text:p>
          </table:table-cell>
          <table:table-cell table:style-name="ce60" table:formula="of:=IF(NOT(ISBLANK([.A10]));SUMIF([$総勘定元帳.$C$2:.$C$999850];[.A10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事業主借</text:p>
          </table:table-cell>
          <table:table-cell table:style-name="ce60" table:formula="of:=IF(NOT(ISBLANK([.C10]));SUMIF([$総勘定元帳.$E$2:.$E$999850];[.C10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事業主貸</text:p>
          </table:table-cell>
          <table:table-cell table:style-name="ce60" table:formula="of:=IF(NOT(ISBLANK([.A11]));SUMIF([$総勘定元帳.$C$2:.$C$999850];[.A11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事業主貸</text:p>
          </table:table-cell>
          <table:table-cell table:style-name="ce60" table:formula="of:=IF(NOT(ISBLANK([.C11]));SUMIF([$総勘定元帳.$E$2:.$E$999850];[.C11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6"/>
          <table:table-cell table:style-name="ce60" table:formula="of:=IF(NOT(ISBLANK([.A12]));SUMIF([$総勘定元帳.$C$2:.$C$999850];[.A12];[$総勘定元帳.$B$2:.$B$999850]);&quot;&quot;)">
            <text:p/>
          </table:table-cell>
          <table:table-cell table:style-name="ce66"/>
          <table:table-cell table:style-name="ce60" table:formula="of:=IF(NOT(ISBLANK([.C12]));SUMIF([$総勘定元帳.$E$2:.$E$999850];[.C12];[$総勘定元帳.$D$2:.$D$999850]);&quot;&quot;)">
            <text:p/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売上</text:p>
          </table:table-cell>
          <table:table-cell table:style-name="ce60" table:formula="of:=IF(NOT(ISBLANK([.A13]));SUMIF([$総勘定元帳.$C$2:.$C$999850];[.A13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通信費</text:p>
          </table:table-cell>
          <table:table-cell table:style-name="ce60" table:formula="of:=IF(NOT(ISBLANK([.C13]));SUMIF([$総勘定元帳.$E$2:.$E$999850];[.C13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4]));SUMIF([$総勘定元帳.$C$2:.$C$999850];[.A14];[$総勘定元帳.$B$2:.$B$999850]);&quot;&quot;)">
            <text:p/>
          </table:table-cell>
          <table:table-cell table:style-name="ce63" office:value-type="string" calcext:value-type="string">
            <text:p>外注費</text:p>
          </table:table-cell>
          <table:table-cell table:style-name="ce60" table:formula="of:=IF(NOT(ISBLANK([.C14]));SUMIF([$総勘定元帳.$E$2:.$E$999850];[.C14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5]));SUMIF([$総勘定元帳.$C$2:.$C$999850];[.A15];[$総勘定元帳.$B$2:.$B$999850]);&quot;&quot;)">
            <text:p/>
          </table:table-cell>
          <table:table-cell table:style-name="ce63" office:value-type="string" calcext:value-type="string">
            <text:p>消耗品費</text:p>
          </table:table-cell>
          <table:table-cell table:style-name="ce60" table:formula="of:=IF(NOT(ISBLANK([.C15]));SUMIF([$総勘定元帳.$E$2:.$E$999850];[.C15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6]));SUMIF([$総勘定元帳.$C$2:.$C$999850];[.A16];[$総勘定元帳.$B$2:.$B$999850]);&quot;&quot;)">
            <text:p/>
          </table:table-cell>
          <table:table-cell table:style-name="ce63" office:value-type="string" calcext:value-type="string">
            <text:p>交通費</text:p>
          </table:table-cell>
          <table:table-cell table:style-name="ce60" table:formula="of:=IF(NOT(ISBLANK([.C16]));SUMIF([$総勘定元帳.$E$2:.$E$999850];[.C16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7]));SUMIF([$総勘定元帳.$C$2:.$C$999850];[.A17];[$総勘定元帳.$B$2:.$B$999850]);&quot;&quot;)">
            <text:p/>
          </table:table-cell>
          <table:table-cell table:style-name="ce63" office:value-type="string" calcext:value-type="string">
            <text:p>公租賦課費</text:p>
          </table:table-cell>
          <table:table-cell table:style-name="ce60" table:formula="of:=IF(NOT(ISBLANK([.C17]));SUMIF([$総勘定元帳.$E$2:.$E$999850];[.C17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8]));SUMIF([$総勘定元帳.$C$2:.$C$999850];[.A18];[$総勘定元帳.$B$2:.$B$999850]);&quot;&quot;)">
            <text:p/>
          </table:table-cell>
          <table:table-cell table:style-name="ce63" office:value-type="string" calcext:value-type="string">
            <text:p>雑費</text:p>
          </table:table-cell>
          <table:table-cell table:style-name="ce60" table:formula="of:=IF(NOT(ISBLANK([.C18]));SUMIF([$総勘定元帳.$E$2:.$E$999850];[.C18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9]));SUMIF([$総勘定元帳.$C$2:.$C$999850];[.A19];[$総勘定元帳.$B$2:.$B$999850]);&quot;&quot;)">
            <text:p/>
          </table:table-cell>
          <table:table-cell table:style-name="ce63" office:value-type="string" calcext:value-type="string">
            <text:p>減価償却費</text:p>
          </table:table-cell>
          <table:table-cell table:style-name="ce60" table:formula="of:=IF(NOT(ISBLANK([.C19]));SUMIF([$総勘定元帳.$E$2:.$E$999850];[.C19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20]));SUMIF([$総勘定元帳.$C$2:.$C$999850];[.A20];[$総勘定元帳.$B$2:.$B$999850]);&quot;&quot;)">
            <text:p/>
          </table:table-cell>
          <table:table-cell table:style-name="ce63" office:value-type="string" calcext:value-type="string">
            <text:p>資料費</text:p>
          </table:table-cell>
          <table:table-cell table:style-name="ce60" table:formula="of:=IF(NOT(ISBLANK([.C20]));SUMIF([$総勘定元帳.$E$2:.$E$999850];[.C20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21]));SUMIF([$総勘定元帳.$C$2:.$C$999850];[.A21];[$総勘定元帳.$B$2:.$B$999850]);&quot;&quot;)">
            <text:p/>
          </table:table-cell>
          <table:table-cell table:style-name="ce63" office:value-type="string" calcext:value-type="string">
            <text:p>研究費</text:p>
          </table:table-cell>
          <table:table-cell table:style-name="ce60" table:formula="of:=IF(NOT(ISBLANK([.C21]));SUMIF([$総勘定元帳.$E$2:.$E$999850];[.C21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22]));SUMIF([$総勘定元帳.$C$2:.$C$999850];[.A22];[$総勘定元帳.$B$2:.$B$999850]);&quot;&quot;)">
            <text:p/>
          </table:table-cell>
          <table:table-cell table:style-name="ce63" office:value-type="string" calcext:value-type="string">
            <text:p>旅費</text:p>
          </table:table-cell>
          <table:table-cell table:style-name="ce60" table:formula="of:=IF(NOT(ISBLANK([.C22]));SUMIF([$総勘定元帳.$E$2:.$E$999850];[.C22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37"/>
          <table:table-cell table:style-name="ce38" table:formula="of:=IF(NOT(ISBLANK([.A23]));SUMIF([$総勘定元帳.C2:.C61];[.A23];[$総勘定元帳.B2:.B61]);&quot;&quot;)">
            <text:p/>
          </table:table-cell>
          <table:table-cell table:style-name="ce40"/>
          <table:table-cell table:style-name="ce38" table:formula="of:=IF(NOT(ISBLANK([.C23]));SUMIF([$総勘定元帳.$E$2:.$E$999850];[.C23];[$総勘定元帳.$D$2:.$D$999850]);&quot;&quot;)">
            <text:p/>
          </table:table-cell>
          <table:table-cell table:style-name="ce38" table:number-columns-repeated="2"/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貸借対照表" table:style-name="ta4">
        <office:forms form:automatic-focus="false" form:apply-design-mode="false"/>
        <table:table-column table:style-name="co14" table:default-cell-style-name="ce53"/>
        <table:table-column table:style-name="co14" table:number-columns-repeated="2" table:default-cell-style-name="ce76"/>
        <table:table-column table:style-name="co14" table:default-cell-style-name="ce53"/>
        <table:table-column table:style-name="co14" table:number-columns-repeated="2" table:default-cell-style-name="ce76"/>
        <table:table-column table:style-name="co14" table:default-cell-style-name="ce53"/>
        <table:table-column table:style-name="co14" table:default-cell-style-name="ce76"/>
        <table:table-column table:style-name="co1" table:number-columns-repeated="1016" table:default-cell-style-name="ce53"/>
        <table:table-row table:style-name="ro6">
          <table:table-cell table:style-name="ce62" office:value-type="string" calcext:value-type="string">
            <text:p>資産</text:p>
          </table:table-cell>
          <table:table-cell table:style-name="ce74" office:value-type="string" calcext:value-type="string">
            <text:p>期首</text:p>
          </table:table-cell>
          <table:table-cell table:style-name="ce74" office:value-type="string" calcext:value-type="string">
            <text:p>期末</text:p>
          </table:table-cell>
          <table:table-cell table:style-name="ce62" office:value-type="string" calcext:value-type="string">
            <text:p>負債・資本</text:p>
          </table:table-cell>
          <table:table-cell table:style-name="ce74" office:value-type="string" calcext:value-type="string">
            <text:p>期首</text:p>
          </table:table-cell>
          <table:table-cell table:style-name="ce74" office:value-type="string" calcext:value-type="string">
            <text:p>期末</text:p>
          </table:table-cell>
          <table:table-cell table:style-name="ce62" office:value-type="string" calcext:value-type="string">
            <text:p>合計種別</text:p>
          </table:table-cell>
          <table:table-cell table:style-name="ce74" office:value-type="string" calcext:value-type="string">
            <text:p>合計値</text:p>
          </table:table-cell>
          <table:table-cell table:number-columns-repeated="1016"/>
        </table:table-row>
        <table:table-row table:style-name="ro6">
          <table:table-cell table:style-name="ce63" office:value-type="string" calcext:value-type="string">
            <text:p>預金</text:p>
          </table:table-cell>
          <table:table-cell table:number-columns-repeated="2" table:style-name="ce75" office:value-type="float" office:value="0" calcext:value-type="float">
            <text:p>¥0</text:p>
          </table:table-cell>
          <table:table-cell table:style-name="ce63" office:value-type="string" calcext:value-type="string">
            <text:p>元入金</text:p>
          </table:table-cell>
          <table:table-cell table:style-name="ce75" table:formula="of:=SUM([.B2:.B8])" office:value-type="float" office:value="0" calcext:value-type="float">
            <text:p>¥0</text:p>
          </table:table-cell>
          <table:table-cell table:style-name="ce75" table:formula="of:=[.E2]" office:value-type="float" office:value="0" calcext:value-type="float">
            <text:p>¥0</text:p>
          </table:table-cell>
          <table:table-cell table:style-name="ce63" office:value-type="string" calcext:value-type="string">
            <text:p>資産 - 期首</text:p>
          </table:table-cell>
          <table:table-cell table:style-name="ce75" table:formula="of:=SUM([.B2:.B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現金</text:p>
          </table:table-cell>
          <table:table-cell table:number-columns-repeated="2" table:style-name="ce75" office:value-type="float" office:value="0" calcext:value-type="float">
            <text:p>¥0</text:p>
          </table:table-cell>
          <table:table-cell table:style-name="ce63" office:value-type="string" calcext:value-type="string">
            <text:p>利益 / 損益</text:p>
          </table:table-cell>
          <table:table-cell table:style-name="ce75"/>
          <table:table-cell table:style-name="ce75" table:formula="of:=SUM([.C2:.C8])-SUM([.B2:.B8])" office:value-type="float" office:value="0" calcext:value-type="float">
            <text:p>¥0</text:p>
          </table:table-cell>
          <table:table-cell table:style-name="ce63" office:value-type="string" calcext:value-type="string">
            <text:p>資産 - 期末</text:p>
          </table:table-cell>
          <table:table-cell table:style-name="ce75" table:formula="of:=SUM([.C2:.C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機材</text:p>
          </table:table-cell>
          <table:table-cell table:number-columns-repeated="2" table:style-name="ce75" office:value-type="float" office:value="0" calcext:value-type="float">
            <text:p>¥0</text:p>
          </table:table-cell>
          <table:table-cell table:style-name="ce66"/>
          <table:table-cell table:style-name="ce75" table:number-columns-repeated="2"/>
          <table:table-cell table:style-name="ce63" office:value-type="string" calcext:value-type="string">
            <text:p>負債 - 期首</text:p>
          </table:table-cell>
          <table:table-cell table:style-name="ce75" table:formula="of:=SUM([.E2:.E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仮想通貨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5]-SUMIF([$合計.A2:.A23];[.A5];[$合計.B2:.B23])+SUMIF([$合計.C2:.C23];[.A5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3" office:value-type="string" calcext:value-type="string">
            <text:p>負債 - 期末</text:p>
          </table:table-cell>
          <table:table-cell table:style-name="ce75" table:formula="of:=SUM([.F2:.F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未払金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6]-SUMIF([$合計.A2:.A23];[.A6];[$合計.B2:.B23])+SUMIF([$合計.C2:.C23];[.A6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6"/>
          <table:table-cell table:style-name="ce75"/>
          <table:table-cell table:number-columns-repeated="1016"/>
        </table:table-row>
        <table:table-row table:style-name="ro8">
          <table:table-cell table:style-name="ce63" office:value-type="string" calcext:value-type="string">
            <text:p>ポイント・プリペイド等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7]-SUMIF([$合計.A2:.A23];[.A7];[$合計.B2:.B23])+SUMIF([$合計.C2:.C23];[.A7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6"/>
          <table:table-cell table:style-name="ce75"/>
          <table:table-cell table:number-columns-repeated="1016"/>
        </table:table-row>
        <table:table-row table:style-name="ro2">
          <table:table-cell table:style-name="ce63" office:value-type="string" calcext:value-type="string">
            <text:p>事業主借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8]-SUMIF([$合計.A2:.A23];[.A8];[$合計.B2:.B23])+SUMIF([$合計.C2:.C23];[.A8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6"/>
          <table:table-cell table:style-name="ce75"/>
          <table:table-cell table:number-columns-repeated="1016"/>
        </table:table-row>
        <table:table-row table:style-name="ro3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月ごと売上" table:style-name="ta5">
        <office:forms form:automatic-focus="false" form:apply-design-mode="false"/>
        <table:table-column table:style-name="co15" table:default-cell-style-name="ce53"/>
        <table:table-column table:style-name="co16" table:default-cell-style-name="ce53"/>
        <table:table-column table:style-name="co1" table:number-columns-repeated="1022" table:default-cell-style-name="ce53"/>
        <table:table-row table:style-name="ro6">
          <table:table-cell table:style-name="ce62" office:value-type="string" calcext:value-type="string">
            <text:p>月</text:p>
          </table:table-cell>
          <table:table-cell table:style-name="ce62" office:value-type="string" calcext:value-type="string">
            <text:p>売上</text:p>
          </table:table-cell>
          <table:table-cell table:number-columns-repeated="1022"/>
        </table:table-row>
        <table:table-row table:style-name="ro6">
          <table:table-cell table:style-name="ce77" office:value-type="float" office:value="1" calcext:value-type="float">
            <text:p>1</text:p>
          </table:table-cell>
          <table:table-cell table:style-name="ce69" table:formula="of:=SUMIFS([$総勘定元帳.$B$2:.$B$999850];[$総勘定元帳.$C$2:.$C$999850];&quot;売上&quot;;[$総勘定元帳.$J$2:.$J$999850];[.A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2" calcext:value-type="float">
            <text:p>2</text:p>
          </table:table-cell>
          <table:table-cell table:style-name="ce69" table:formula="of:=SUMIFS([$総勘定元帳.$B$2:.$B$999850];[$総勘定元帳.$C$2:.$C$999850];&quot;売上&quot;;[$総勘定元帳.$J$2:.$J$999850];[.A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3" calcext:value-type="float">
            <text:p>3</text:p>
          </table:table-cell>
          <table:table-cell table:style-name="ce69" table:formula="of:=SUMIFS([$総勘定元帳.$B$2:.$B$999850];[$総勘定元帳.$C$2:.$C$999850];&quot;売上&quot;;[$総勘定元帳.$J$2:.$J$999850];[.A4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4" calcext:value-type="float">
            <text:p>4</text:p>
          </table:table-cell>
          <table:table-cell table:style-name="ce69" table:formula="of:=SUMIFS([$総勘定元帳.$B$2:.$B$999850];[$総勘定元帳.$C$2:.$C$999850];&quot;売上&quot;;[$総勘定元帳.$J$2:.$J$999850];[.A5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5" calcext:value-type="float">
            <text:p>5</text:p>
          </table:table-cell>
          <table:table-cell table:style-name="ce69" table:formula="of:=SUMIFS([$総勘定元帳.$B$2:.$B$999850];[$総勘定元帳.$C$2:.$C$999850];&quot;売上&quot;;[$総勘定元帳.$J$2:.$J$999850];[.A6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6" calcext:value-type="float">
            <text:p>6</text:p>
          </table:table-cell>
          <table:table-cell table:style-name="ce69" table:formula="of:=SUMIFS([$総勘定元帳.$B$2:.$B$999850];[$総勘定元帳.$C$2:.$C$999850];&quot;売上&quot;;[$総勘定元帳.$J$2:.$J$999850];[.A7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7" calcext:value-type="float">
            <text:p>7</text:p>
          </table:table-cell>
          <table:table-cell table:style-name="ce69" table:formula="of:=SUMIFS([$総勘定元帳.$B$2:.$B$999850];[$総勘定元帳.$C$2:.$C$999850];&quot;売上&quot;;[$総勘定元帳.$J$2:.$J$999850];[.A8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8" calcext:value-type="float">
            <text:p>8</text:p>
          </table:table-cell>
          <table:table-cell table:style-name="ce69" table:formula="of:=SUMIFS([$総勘定元帳.$B$2:.$B$999850];[$総勘定元帳.$C$2:.$C$999850];&quot;売上&quot;;[$総勘定元帳.$J$2:.$J$999850];[.A9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9" calcext:value-type="float">
            <text:p>9</text:p>
          </table:table-cell>
          <table:table-cell table:style-name="ce69" table:formula="of:=SUMIFS([$総勘定元帳.$B$2:.$B$999850];[$総勘定元帳.$C$2:.$C$999850];&quot;売上&quot;;[$総勘定元帳.$J$2:.$J$999850];[.A10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0" calcext:value-type="float">
            <text:p>10</text:p>
          </table:table-cell>
          <table:table-cell table:style-name="ce69" table:formula="of:=SUMIFS([$総勘定元帳.$B$2:.$B$999850];[$総勘定元帳.$C$2:.$C$999850];&quot;売上&quot;;[$総勘定元帳.$J$2:.$J$999850];[.A11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1" calcext:value-type="float">
            <text:p>11</text:p>
          </table:table-cell>
          <table:table-cell table:style-name="ce69" table:formula="of:=SUMIFS([$総勘定元帳.$B$2:.$B$999850];[$総勘定元帳.$C$2:.$C$999850];&quot;売上&quot;;[$総勘定元帳.$J$2:.$J$999850];[.A1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2" calcext:value-type="float">
            <text:p>12</text:p>
          </table:table-cell>
          <table:table-cell table:style-name="ce69" table:formula="of:=SUMIFS([$総勘定元帳.$B$2:.$B$999850];[$総勘定元帳.$C$2:.$C$999850];&quot;売上&quot;;[$総勘定元帳.$J$2:.$J$999850];[.A1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月ごと費用" table:style-name="ta6">
        <office:forms form:automatic-focus="false" form:apply-design-mode="false"/>
        <table:table-column table:style-name="co15" table:default-cell-style-name="ce53"/>
        <table:table-column table:style-name="co17" table:default-cell-style-name="ce53"/>
        <table:table-column table:style-name="co1" table:number-columns-repeated="1022" table:default-cell-style-name="ce53"/>
        <table:table-row table:style-name="ro6">
          <table:table-cell table:style-name="ce62" office:value-type="string" calcext:value-type="string">
            <text:p>月</text:p>
          </table:table-cell>
          <table:table-cell table:style-name="ce62" office:value-type="string" calcext:value-type="string">
            <text:p>費用</text:p>
          </table:table-cell>
          <table:table-cell table:number-columns-repeated="1022"/>
        </table:table-row>
        <table:table-row table:style-name="ro6">
          <table:table-cell table:style-name="ce77" office:value-type="float" office:value="1" calcext:value-type="float">
            <text:p>1</text:p>
          </table:table-cell>
          <table:table-cell table:style-name="ce69" table:formula="of:=SUMIFS([$総勘定元帳.$D$2:.$D$999850];[$総勘定元帳.$E$2:.$E$999850];&quot;*費&quot;;[$総勘定元帳.$J$2:.$J$999850];[.A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2" calcext:value-type="float">
            <text:p>2</text:p>
          </table:table-cell>
          <table:table-cell table:style-name="ce69" table:formula="of:=SUMIFS([$総勘定元帳.$D$2:.$D$999850];[$総勘定元帳.$E$2:.$E$999850];&quot;*費&quot;;[$総勘定元帳.$J$2:.$J$999850];[.A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3" calcext:value-type="float">
            <text:p>3</text:p>
          </table:table-cell>
          <table:table-cell table:style-name="ce69" table:formula="of:=SUMIFS([$総勘定元帳.$D$2:.$D$999850];[$総勘定元帳.$E$2:.$E$999850];&quot;*費&quot;;[$総勘定元帳.$J$2:.$J$999850];[.A4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4" calcext:value-type="float">
            <text:p>4</text:p>
          </table:table-cell>
          <table:table-cell table:style-name="ce69" table:formula="of:=SUMIFS([$総勘定元帳.$D$2:.$D$999850];[$総勘定元帳.$E$2:.$E$999850];&quot;*費&quot;;[$総勘定元帳.$J$2:.$J$999850];[.A5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5" calcext:value-type="float">
            <text:p>5</text:p>
          </table:table-cell>
          <table:table-cell table:style-name="ce69" table:formula="of:=SUMIFS([$総勘定元帳.$D$2:.$D$999850];[$総勘定元帳.$E$2:.$E$999850];&quot;*費&quot;;[$総勘定元帳.$J$2:.$J$999850];[.A6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6" calcext:value-type="float">
            <text:p>6</text:p>
          </table:table-cell>
          <table:table-cell table:style-name="ce69" table:formula="of:=SUMIFS([$総勘定元帳.$D$2:.$D$999850];[$総勘定元帳.$E$2:.$E$999850];&quot;*費&quot;;[$総勘定元帳.$J$2:.$J$999850];[.A7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7" calcext:value-type="float">
            <text:p>7</text:p>
          </table:table-cell>
          <table:table-cell table:style-name="ce69" table:formula="of:=SUMIFS([$総勘定元帳.$D$2:.$D$999850];[$総勘定元帳.$E$2:.$E$999850];&quot;*費&quot;;[$総勘定元帳.$J$2:.$J$999850];[.A8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8" calcext:value-type="float">
            <text:p>8</text:p>
          </table:table-cell>
          <table:table-cell table:style-name="ce69" table:formula="of:=SUMIFS([$総勘定元帳.$D$2:.$D$999850];[$総勘定元帳.$E$2:.$E$999850];&quot;*費&quot;;[$総勘定元帳.$J$2:.$J$999850];[.A9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9" calcext:value-type="float">
            <text:p>9</text:p>
          </table:table-cell>
          <table:table-cell table:style-name="ce69" table:formula="of:=SUMIFS([$総勘定元帳.$D$2:.$D$999850];[$総勘定元帳.$E$2:.$E$999850];&quot;*費&quot;;[$総勘定元帳.$J$2:.$J$999850];[.A10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0" calcext:value-type="float">
            <text:p>10</text:p>
          </table:table-cell>
          <table:table-cell table:style-name="ce69" table:formula="of:=SUMIFS([$総勘定元帳.$D$2:.$D$999850];[$総勘定元帳.$E$2:.$E$999850];&quot;*費&quot;;[$総勘定元帳.$J$2:.$J$999850];[.A11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1" calcext:value-type="float">
            <text:p>11</text:p>
          </table:table-cell>
          <table:table-cell table:style-name="ce69" table:formula="of:=SUMIFS([$総勘定元帳.$D$2:.$D$999850];[$総勘定元帳.$E$2:.$E$999850];&quot;*費&quot;;[$総勘定元帳.$J$2:.$J$999850];[.A1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2" calcext:value-type="float">
            <text:p>12</text:p>
          </table:table-cell>
          <table:table-cell table:style-name="ce69" table:formula="of:=SUMIFS([$総勘定元帳.$D$2:.$D$999850];[$総勘定元帳.$E$2:.$E$999850];&quot;*費&quot;;[$総勘定元帳.$J$2:.$J$999850];[.A1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総勘定元帳.A1:総勘定元帳.R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  <style:font-face style:name="ヒラギノ角ゴ ProN W3" svg:font-family="'ヒラギノ角ゴ ProN W3'"/>
    <style:font-face style:name="ヒラギノ角ゴ ProN W31" svg:font-family="'ヒラギノ角ゴ ProN W3'" style:font-pitch="variable"/>
    <style:font-face style:name="ヒラギノ角ゴ ProN W6" svg:font-family="'ヒラギノ角ゴ ProN W6'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ja" style:country-asian="JP" style:font-family-complex="Verdan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ヒラギノ角ゴ ProN W3" fo:font-family="'ヒラギノ角ゴ ProN W3'" fo:font-size="10pt" style:font-name-asian="ヒラギノ角ゴ ProN W3" style:font-family-asian="'ヒラギノ角ゴ ProN W3'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/>
      <number:text>/</number:text>
      <number:day/>
    </number:date-style>
    <number:currency-style style:name="N130">
      <number:currency-symbol number:language="ja" number:country="JP">¥</number:currency-symbol>
      <number:number number:decimal-places="0" number:min-decimal-places="0" number:min-integer-digits="1" number:grouping="true"/>
    </number:currency-style>
    <number:currency-style style:name="N131">
      <number:currency-symbol number:language="ja" number:country="JP">¥</number:currency-symbol>
      <number:number number:decimal-places="0" number:min-decimal-places="0" number:min-integer-digits="1"/>
    </number:currency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date-style style:name="N156">
      <number:month number:style="long"/>
      <number:text>月</number:text>
      <number:day number:style="long"/>
      <number:text>日</number:text>
    </number:date-style>
    <number:date-style style:name="N157">
      <number:year number:style="long"/>
      <number:text>年</number:text>
      <number:month number:style="long"/>
      <number:text>月</number:text>
    </number:date-style>
    <number:date-style style:name="N158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date-style style:name="N16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</number:tim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-</number:text>
      <number:year/>
    </number:date-style>
    <number:date-style style:name="N170">
      <number:day number:style="long"/>
      <number:text>-</number:text>
      <number:month number:textual="true"/>
    </number:date-style>
    <number:date-style style:name="N171">
      <number:day number:style="long"/>
      <number:text>-</number:text>
      <number:month number:textual="true"/>
      <number:text>-</number:text>
      <number:year/>
    </number:date-style>
    <number:number-style style:name="N173P0" style:volatile="true">
      <number:text>¥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¥</number:text>
      <number:number number:decimal-places="2" number:min-decimal-places="2" number:min-integer-digits="1" number:grouping="true"/>
    </number:number-style>
    <number:number-style style:name="N174">
      <number:text>-¥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6P0" style:volatile="true">
      <number:text>¥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0" number:min-decimal-places="0" number:min-integer-digits="1" number:grouping="true"/>
    </number:number-style>
    <number:number-style style:name="N177">
      <number:text>-¥</number:text>
      <number:number number:decimal-places="0" number:min-decimal-places="0" number:min-integer-digits="1" number:grouping="true"/>
      <style:map style:condition="value()&gt;=0" style:apply-style-name="N177P0"/>
    </number:number-style>
    <number:date-style style:name="N178">
      <number:year number:style="long"/>
      <number:text>/</number:text>
      <number:month number:style="long"/>
      <number:text>/</number:text>
      <number:day number:style="long"/>
    </number:dat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fo:wrap-option="wrap" style:rotation-align="none" style:vertical-align="top"/>
      <style:text-properties style:font-name="ヒラギノ角ゴ ProN W3" fo:font-family="'ヒラギノ角ゴ ProN W3'" style:font-name-asian="ヒラギノ角ゴ ProN W3" style:font-family-asian="'ヒラギノ角ゴ ProN W3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000000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25in" fo:margin-left="1in" fo:margin-right="1in" style:print-page-order="ttb" style:first-page-number="continue" style:scale-to-X="1" style:scale-to-Y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75in" fo:margin-left="0in" fo:margin-right="0in" fo:margin-top="0.5835in"/>
      </style:footer-style>
    </style:page-layout>
    <style:page-layout style:name="Mpm4">
      <style:page-layout-properties fo:page-width="8.5in" fo:page-height="11in" style:num-format="1" style:print-orientation="portrait" fo:margin-top="1in" fo:margin-bottom="0.25in" fo:margin-left="1in" fo:margin-right="1in" style:print-page-order="ttb" style:first-page-number="continue" style:scale-to-X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75in" fo:margin-left="0in" fo:margin-right="0in" fo:margin-top="0.579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ヒラギノ角ゴ ProN W31" fo:font-size="12pt" fo:font-style="normal" fo:text-shadow="none" style:text-underline-style="none" fo:font-weight="normal" style:font-name-asian="ヒラギノ角ゴ ProN W31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8:17:04.7135118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年度" style:display-name="PageStyle_年度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月ごと費用" style:display-name="PageStyle_月ごと費用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月ごと売上" style:display-name="PageStyle_月ごと売上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貸借対照表" style:display-name="PageStyle_貸借対照表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合計" style:display-name="PageStyle_合計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総勘定元帳" style:display-name="PageStyle_総勘定元帳" style:page-layout-name="Mpm4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8:18:42.826893240</dc:date>
    <meta:editing-duration>PT4H31M39S</meta:editing-duration>
    <meta:editing-cycles>205</meta:editing-cycles>
    <meta:generator>LibreOffice/24.2.2.2$Linux_X86_64 LibreOffice_project/420$Build-2</meta:generator>
    <meta:print-date>2024-03-14T22:19:54.102681831</meta:print-date>
    <meta:document-statistic meta:table-count="6" meta:cell-count="384" meta:object-count="0"/>
  </office:meta>
</office:document-meta>
</file>